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</text:p>
          </table:table-cell>
          <table:table-cell office:value-type="string" calcext:value-type="string">
            <text:p>I_min [nA]</text:p>
          </table:table-cell>
          <table:table-cell office:value-type="string" calcext:value-type="string">
            <text:p>dI_min [nA]</text:p>
          </table:table-cell>
          <table:table-cell office:value-type="string" calcext:value-type="string">
            <text:p>I_max [nA]</text:p>
          </table:table-cell>
          <table:table-cell office:value-type="string" calcext:value-type="string">
            <text:p>dI_max [nA]</text:p>
          </table:table-cell>
          <table:table-cell office:value-type="string" calcext:value-type="string">
            <text:p>p_m</text:p>
          </table:table-cell>
          <table:table-cell office:value-type="string" calcext:value-type="string">
            <text:p>dp_m</text:p>
          </table:table-cell>
          <table:table-cell office:value-type="string" calcext:value-type="string">
            <text:p>p_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([.D2]-[.B2])/([.D2]+[.B2])" office:value-type="float" office:value="0.96319018404908" calcext:value-type="float">
            <text:p>0.963190184</text:p>
          </table:table-cell>
          <table:table-cell table:formula="of:=2*([.C2]*([.D2]-[.B2]) + [.E2]*[.B2])/(([.D2]+[.B2])*([.D2]+[.B2]))" office:value-type="float" office:value="0.00349279235198916" calcext:value-type="float">
            <text:p>0.0034927924</text:p>
          </table:table-cell>
          <table:table-cell table:formula="of:=(1- [.$A$14]^(2*[.A2]))/(1+ [.$A$14]^(2*[.A2]))" office:value-type="float" office:value="0.990844719488369" calcext:value-type="float">
            <text:p>0.9908447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([.D3]-[.B3])/([.D3]+[.B3])" office:value-type="float" office:value="0.388888888888889" calcext:value-type="float">
            <text:p>0.3888888889</text:p>
          </table:table-cell>
          <table:table-cell table:formula="of:=2*([.C3]*([.D3]-[.B3]) + [.E3]*[.B3])/(([.D3]+[.B3])*([.D3]+[.B3]))" office:value-type="float" office:value="0.0182980599647266" calcext:value-type="float">
            <text:p>0.01829806</text:p>
          </table:table-cell>
          <table:table-cell table:formula="of:=(1- [.$A$14]^(2*[.A3]))/(1+ [.$A$14]^(2*[.A3]))" office:value-type="float" office:value="0.872985980346132" calcext:value-type="float">
            <text:p>0.8729859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formula="of:=([.D4]-[.B4])/([.D4]+[.B4])" office:value-type="float" office:value="0.4453125" calcext:value-type="float">
            <text:p>0.4453125</text:p>
          </table:table-cell>
          <table:table-cell table:formula="of:=2*([.C4]*([.D4]-[.B4]) + [.E4]*[.B4])/(([.D4]+[.B4])*([.D4]+[.B4]))" office:value-type="float" office:value="0.017791748046875" calcext:value-type="float">
            <text:p>0.017791748</text:p>
          </table:table-cell>
          <table:table-cell table:formula="of:=(1- [.$A$14]^(2*[.A4]))/(1+ [.$A$14]^(2*[.A4]))" office:value-type="float" office:value="0.586784565931575" calcext:value-type="float">
            <text:p>0.5867845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formula="of:=([.D5]-[.B5])/([.D5]+[.B5])" office:value-type="float" office:value="0.254237288135593" calcext:value-type="float">
            <text:p>0.2542372881</text:p>
          </table:table-cell>
          <table:table-cell table:formula="of:=2*([.C5]*([.D5]-[.B5]) + [.E5]*[.B5])/(([.D5]+[.B5])*([.D5]+[.B5]))" office:value-type="float" office:value="0.0212582591209423" calcext:value-type="float">
            <text:p>0.0212582591</text:p>
          </table:table-cell>
          <table:table-cell table:formula="of:=(1- [.$A$14]^(2*[.A5]))/(1+ [.$A$14]^(2*[.A5]))" office:value-type="float" office:value="0.324236389627512" calcext:value-type="float">
            <text:p>0.3242363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formula="of:=([.D6]-[.B6])/([.D6]+[.B6])" office:value-type="float" office:value="0.134328358208955" calcext:value-type="float">
            <text:p>0.1343283582</text:p>
          </table:table-cell>
          <table:table-cell table:formula="of:=2*([.C6]*([.D6]-[.B6]) + [.E6]*[.B6])/(([.D6]+[.B6])*([.D6]+[.B6]))" office:value-type="float" office:value="0.0169302740031187" calcext:value-type="float">
            <text:p>0.016930274</text:p>
          </table:table-cell>
          <table:table-cell table:formula="of:=(1- [.$A$14]^(2*[.A6]))/(1+ [.$A$14]^(2*[.A6]))" office:value-type="float" office:value="0.16661889692487" calcext:value-type="float">
            <text:p>0.1666188969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formula="of:=(1.5157^2 - 1)/(1.5157^2 + 1)" office:value-type="float" office:value="0.393451672104984" calcext:value-type="float">
            <text:p>0.3934516721</text:p>
          </table:table-cell>
          <table:table-cell table:number-columns-repeated="7"/>
        </table:table-row>
        <table:table-row table:style-name="ro1">
          <table:table-cell table:formula="of:=[.A12]^2" office:value-type="float" office:value="0.154804218282208" calcext:value-type="float">
            <text:p>0.1548042183</text:p>
          </table:table-cell>
          <table:table-cell table:number-columns-repeated="7"/>
        </table:table-row>
        <table:table-row table:style-name="ro1">
          <table:table-cell table:formula="of:=1-[.A13]" office:value-type="float" office:value="0.845195781717792" calcext:value-type="float">
            <text:p>0.84519578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5:54:49.435083078</meta:creation-date>
    <dc:date>2015-01-29T17:57:02.904985200</dc:date>
    <meta:editing-duration>PT1H31M52S</meta:editing-duration>
    <meta:editing-cycles>1</meta:editing-cycles>
    <meta:document-statistic meta:table-count="1" meta:cell-count="51" meta:object-count="0"/>
    <meta:generator>LibreOffice/4.2.7.2$Linux_X86_64 LibreOffice_project/420m0$Build-2</meta:generator>
  </office:meta>
</office:document-meta>
</file>